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1:.G1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2:.G2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3:.G3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:.G4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:.G5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:.G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:.G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:.G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:.G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:.G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:.G1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:.G12])"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50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:.G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:.G1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:.G1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:.G1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:.G1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:.G1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:.G1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:.G2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1:.G2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:.G2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:.G2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:.G2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5:.G2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26:.G2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:.G2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8:.G2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:.G2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:.G3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1:.G3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:.G3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3:.G3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:.G3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:.G3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:.G3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:.G3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:.G3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:.G3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:.G4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1:.G4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2:.G4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3:.G4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4:.G4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5:.G45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:.G4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:.G4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:.G4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:.G4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:.G5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:.G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:.G5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:.G5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:.G5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:.G5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6:.G5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:.G5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:.G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:.G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:.G6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:.G6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:.G6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:.G6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:.G6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5:.G6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:.G6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7:.G6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:.G6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9:.G6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:.G7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1:.G7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2:.G7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:.G7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:.G7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:.G7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:.G7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7:.G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8:.G7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:.G7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0:.G8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:.G8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:.G8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:.G8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:.G8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:.G8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:.G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:.G8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:.G8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:.G8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:.G9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:.G9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:.G9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:.G9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:.G9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:.G9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:.G9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:.G9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:.G9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9:.G9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:.G10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1:.G10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2:.G10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3:.G10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4:.G10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:.G10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:.G10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:.G10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:.G10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9:.G10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:.G11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11:.G11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:.G11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:.G11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:.G11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:.G11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6:.G11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:.G11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8:.G11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:.G11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:.G12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1:.G12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2:.G12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:.G12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:.G1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:.G12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:.G12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:.G12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:.G12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9:.G12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:.G13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:.G13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32:.G13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:.G13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4:.G13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5:.G13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:.G13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7:.G13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:.G13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:.G13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:.G14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:.G14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:.G14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:.G14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:.G14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:.G14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:.G146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7:.G14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:.G1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:.G14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:.G15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:.G15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:.G15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:.G15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:.G15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:.G15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56:.G15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:.G15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:.G15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:.G15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:.G16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1:.G16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:.G16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:.G16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:.G16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5:.G16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:.G16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7:.G16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:.G1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69:.G169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0:.G17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:.G17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:.G17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:.G17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:.G17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:.G17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:.G17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:.G17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:.G17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9:.G17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:.G18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1:.G18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:.G18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:.G1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:.G18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5:.G18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6:.G18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7:.G1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:.G18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9:.G18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:.G19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:.G19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2:.G19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3:.G19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:.G19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:.G19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6:.G19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7:.G19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8:.G19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9:.G19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0:.G20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1:.G20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2:.G20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3:.G20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4:.G20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5:.G20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6:.G20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7:.G2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8:.G20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9:.G20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0:.G21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1:.G21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2:.G21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3:.G21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14:.G21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5:.G21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6:.G21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7:.G21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8:.G21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9:.G219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0:.G22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1:.G22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2:.G22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3:.G22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4:.G22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5:.G22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6:.G22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7:.G22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8:.G2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9:.G22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0:.G23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1:.G23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2:.G23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3:.G23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34:.G23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5:.G23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36:.G23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7:.G23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8:.G23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9:.G23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40:.G24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1:.G24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2:.G24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3:.G24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4:.G24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5:.G24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6:.G24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7:.G24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8:.G24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9:.G24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0:.G25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1:.G25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2:.G25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3:.G2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4:.G25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55:.G25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6:.G25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7:.G2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8:.G25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9:.G25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0:.G26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1:.G26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2:.G2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3:.G26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4:.G2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5:.G26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6:.G26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67:.G26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8:.G26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69:.G2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0:.G27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1:.G2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2:.G27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3:.G27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4:.G2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5:.G27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6:.G27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7:.G27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8:.G27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79:.G27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0:.G28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1:.G281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2:.G28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3:.G2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4:.G28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5:.G28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6:.G2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7:.G28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8:.G2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89:.G28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0:.G29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1:.G29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2:.G29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3:.G29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4:.G29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5:.G2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6:.G29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297:.G29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298:.G2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99:.G29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00:.G3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01:.G3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02:.G3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03:.G3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04:.G3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05:.G3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06:.G3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2:.G31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3:.G31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4:.G31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5:.G31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6:.G31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7:.G31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18:.G31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19:.G3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0:.G32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1:.G32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2:.G32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23:.G3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24:.G3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5:.G32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6:.G32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7:.G32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8:.G32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29:.G32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30:.G33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1:.G33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2:.G33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3:.G33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4:.G33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35:.G33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6:.G33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37:.G33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8:.G33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9:.G33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0:.G34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1:.G34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2:.G34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3:.G34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4:.G34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5:.G34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6:.G34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7:.G34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8:.G34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49:.G34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0:.G35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1:.G35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2:.G35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3:.G35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4:.G3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5:.G35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56:.G35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7:.G35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8:.G35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9:.G35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60:.G3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1:.G3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2:.G3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3:.G363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4:.G36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5:.G36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6:.G36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7:.G36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8:.G36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69:.G36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0:.G37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1:.G37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2:.G37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3:.G37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4:.G37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5:.G37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76:.G37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7:.G37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78:.G37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9:.G3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0:.G38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81:.G38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2:.G3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3:.G38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4:.G3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5:.G38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6:.G38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7:.G38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8:.G3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9:.G389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0:.G39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1:.G3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2:.G39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3:.G39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94:.G39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395:.G39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396:.G39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397:.G39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398:.G3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399:.G3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00:.G4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01:.G4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5:.G44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46:.G44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7:.G44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8:.G44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49:.G44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0:.G45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1:.G4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2:.G45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53:.G45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4:.G45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5:.G45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56:.G45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7:.G45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8:.G45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9:.G45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0:.G46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1:.G46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2:.G46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3:.G46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4:.G46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5:.G46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6:.G46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7:.G46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68:.G46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9:.G46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0:.G47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1:.G47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2:.G4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3:.G47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74:.G47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5:.G47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6:.G47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7:.G47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8:.G47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9:.G47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0:.G48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1:.G48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2:.G48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3:.G48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4:.G4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5:.G48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6:.G48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87:.G48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8:.G48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9:.G48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0:.G49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1:.G49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2:.G49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3:.G49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94:.G49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5:.G49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96:.G49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97:.G49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8:.G49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99:.G49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0:.G50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1:.G5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2:.G50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3:.G50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4:.G50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5:.G5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6:.G50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7:.G50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8:.G50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9:.G50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0:.G51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1:.G511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2:.G51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3:.G51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4:.G51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5:.G515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6:.G51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17:.G51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18:.G51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9:.G51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0:.G52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1:.G52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2:.G52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23:.G52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4:.G52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25:.G52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26:.G52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7:.G52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8:.G52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9:.G52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0:.G53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1:.G53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2:.G53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3:.G53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4:.G53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5:.G53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6:.G53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7:.G53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38:.G53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9:.G53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0:.G54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1:.G54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2:.G54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3:.G54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4:.G54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6:.G54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7:.G54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8:.G54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9:.G54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0:.G55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1:.G5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2:.G55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3:.G55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4:.G55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5:.G55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6:.G55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7:.G55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8:.G55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9:.G5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60:.G56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2:.G56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3:.G56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4:.G56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5:.G56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66:.G56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7:.G56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68:.G568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9:.G56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0:.G57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1:.G5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2:.G57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3:.G57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4:.G57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5:.G57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6:.G57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7:.G57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8:.G57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9:.G57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0:.G58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81:.G5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2:.G5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3:.G58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4:.G58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5:.G58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86:.G58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87:.G58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8:.G58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9:.G58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0:.G59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1:.G59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2:.G59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3:.G59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4:.G59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5:.G59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6:.G59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97:.G59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8:.G59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9:.G59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0:.G6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1:.G60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2:.G60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3:.G60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4:.G60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5:.G60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6:.G60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7:.G60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8:.G60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9:.G60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0:.G61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1:.G61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2:.G61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3:.G61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4:.G61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5:.G61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6:.G61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7:.G61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18:.G618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19:.G6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0:.G62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21:.G62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2:.G62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3:.G62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4:.G62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25:.G62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6:.G62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7:.G62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8:.G62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9:.G62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0:.G6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1:.G63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2:.G63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3:.G63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4:.G63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5:.G63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6:.G63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37:.G63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8:.G63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9:.G63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0:.G64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1:.G64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2:.G64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3:.G64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44:.G64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5:.G64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6:.G64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47:.G64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8:.G6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9:.G64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0:.G6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1:.G65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52:.G65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3:.G65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4:.G65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5:.G65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6:.G65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7:.G65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58:.G65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9:.G65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0:.G66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1:.G66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2:.G66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3:.G66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4:.G66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5:.G66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6:.G66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7:.G66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8:.G66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9:.G66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0:.G67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1:.G6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2:.G67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3:.G6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4:.G67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5:.G67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6:.G67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7:.G67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8:.G6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9:.G67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0:.G68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1:.G68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2:.G68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3:.G68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4:.G68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5:.G68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86:.G68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7:.G687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8:.G6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89:.G68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0:.G6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1:.G69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2:.G69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93:.G69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4:.G6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5:.G6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6:.G69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7:.G69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8:.G69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699:.G699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0:.G70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1:.G70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2:.G70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3:.G70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4:.G70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5:.G70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6:.G70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7:.G70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8:.G70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9:.G70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0:.G71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1:.G71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2:.G71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3:.G71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4:.G7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5:.G71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6:.G71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17:.G71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8:.G71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19:.G71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0:.G7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1:.G72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2:.G72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3:.G7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4:.G72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5:.G7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6:.G726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27:.G72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28:.G72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9:.G72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0:.G73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1:.G73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2:.G73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3:.G73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4:.G73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5:.G73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6:.G73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37:.G73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8:.G7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9:.G73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0:.G74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1:.G74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2:.G74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3:.G74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4:.G744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5:.G74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6:.G74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7:.G74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48:.G7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9:.G74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0:.G7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1:.G75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52:.G75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3:.G7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54:.G754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5:.G7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6:.G75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7:.G75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8:.G75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9:.G75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0:.G7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1:.G76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2:.G76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3:.G76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4:.G76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5:.G76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6:.G76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7:.G76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8:.G76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9:.G769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0:.G7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1:.G77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2:.G77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3:.G77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74:.G77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5:.G77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76:.G77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7:.G77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8:.G77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9:.G77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0:.G78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1:.G7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2:.G78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3:.G78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4:.G78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85:.G78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6:.G78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7:.G78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8:.G78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9:.G78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0:.G79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1:.G79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2:.G79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3:.G79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4:.G7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5:.G7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96:.G7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7:.G79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8:.G7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9:.G79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0:.G80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1:.G80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2:.G80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3:.G80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4:.G80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05:.G80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6:.G80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07:.G80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8:.G80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9:.G80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0:.G81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1:.G81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2:.G8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3:.G81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4:.G81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5:.G81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16:.G81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17:.G81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18:.G81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9:.G81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0:.G82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1:.G82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2:.G82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3:.G82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24:.G824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5:.G82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6:.G82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7:.G82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8:.G82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29:.G82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0:.G83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1:.G83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2:.G83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3:.G83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4:.G83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35:.G83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6:.G83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7:.G83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8:.G83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9:.G83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0:.G84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1:.G84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2:.G84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3:.G84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4:.G84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5:.G84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6:.G84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7:.G84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48:.G84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9:.G84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0:.G850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1:.G85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2:.G85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3:.G85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4:.G85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5:.G85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56:.G8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7:.G85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8:.G85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59:.G85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0:.G8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1:.G86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2:.G86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3:.G8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4:.G86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5:.G86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6:.G8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7:.G8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8:.G86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9:.G8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70:.G87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1:.G87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2:.G87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3:.G87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4:.G87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5:.G87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6:.G87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7:.G87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8:.G8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9:.G87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0:.G88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1:.G88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82:.G88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3:.G88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4:.G88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5:.G8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6:.G886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7:.G88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8:.G88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89:.G88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0:.G89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1:.G89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2:.G89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3:.G89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4:.G894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5:.G89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6:.G89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7:.G89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8:.G8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9:.G89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0:.G90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1:.G90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2:.G90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3:.G90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4:.G90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05:.G90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6:.G90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7:.G9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8:.G90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9:.G9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0:.G91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11:.G91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2:.G91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3:.G91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4:.G91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5:.G91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6:.G91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17:.G91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8:.G91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19:.G9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0:.G92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1:.G92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2:.G92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3:.G92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4:.G92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5:.G92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6:.G92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7:.G92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28:.G92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9:.G92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0:.G93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1:.G93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2:.G93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3:.G93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4:.G93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5:.G93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36:.G93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7:.G9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8:.G93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9:.G93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0:.G9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1:.G94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2:.G94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3:.G94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4:.G94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5:.G94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6:.G94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7:.G9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8:.G94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9:.G94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0:.G95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1:.G95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2:.G95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3:.G95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4:.G95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5:.G95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6:.G95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7:.G95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8:.G95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59:.G95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0:.G96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1:.G96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62:.G96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3:.G96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4:.G96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5:.G9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6:.G96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7:.G96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8:.G9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9:.G9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0:.G97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1:.G97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2:.G97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3:.G97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4:.G97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5:.G97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76:.G97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77:.G97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8:.G97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9:.G97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0:.G98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1:.G98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82:.G9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83:.G983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4:.G9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5:.G9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6:.G98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7:.G98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88:.G98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9:.G98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0:.G99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1:.G99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2:.G99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3:.G99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4:.G99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5:.G99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6:.G99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97:.G99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8:.G99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9:.G99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0:.G100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1:.G100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2:.G100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3:.G100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4:.G10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05:.G1005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6:.G100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7:.G100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08:.G100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9:.G100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0:.G101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1:.G101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2:.G101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3:.G101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4:.G101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5:.G101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6:.G101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17:.G101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8:.G101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9:.G101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0:.G102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1:.G102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2:.G102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3:.G102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24:.G1024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5:.G102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6:.G102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7:.G102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8:.G102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9:.G102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0:.G10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1:.G103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2:.G103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3:.G103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4:.G103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35:.G103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6:.G103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37:.G103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38:.G103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9:.G103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0:.G104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1:.G104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2:.G104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3:.G1043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4:.G104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5:.G104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46:.G1046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47:.G104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8:.G104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9:.G104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0:.G105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1:.G105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2:.G10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3:.G105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4:.G105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5:.G105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6:.G105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57:.G1057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8:.G10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9:.G105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0:.G106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1:.G10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2:.G106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3:.G106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4:.G106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5:.G106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6:.G106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7:.G106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8:.G106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9:.G106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0:.G107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71:.G107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2:.G107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3:.G107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4:.G10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75:.G107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76:.G10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7:.G107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8:.G107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9:.G107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0:.G108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1:.G108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2:.G10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3:.G10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4:.G10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5:.G108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6:.G108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87:.G108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8:.G108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89:.G108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0:.G109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1:.G109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2:.G109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3:.G109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4:.G109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5:.G109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6:.G109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7:.G109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98:.G1098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9:.G109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0:.G110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1:.G110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2:.G110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3:.G110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4:.G110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5:.G110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6:.G110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7:.G11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8:.G110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9:.G11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0:.G111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1:.G111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12:.G1112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3:.G111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4:.G11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5:.G111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6:.G111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7:.G111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8:.G111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9:.G11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0:.G112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21:.G1121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2:.G112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3:.G11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4:.G112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5:.G112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6:.G112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7:.G112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28:.G112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9:.G112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0:.G11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1:.G113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2:.G113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3:.G113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4:.G113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35:.G113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6:.G113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37:.G113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8:.G113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9:.G113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0:.G114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1:.G11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2:.G1142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3:.G114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4:.G114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5:.G114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6:.G1146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7:.G114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8:.G114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9:.G11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0:.G115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1:.G115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2:.G115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3:.G115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4:.G11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5:.G115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6:.G115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7:.G115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8:.G115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59:.G115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0:.G116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1:.G116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2:.G116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3:.G11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4:.G116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5:.G116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66:.G116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7:.G116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8:.G116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69:.G116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0:.G117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1:.G117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2:.G117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3:.G11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4:.G117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5:.G117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6:.G11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77:.G117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8:.G117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9:.G117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80:.G118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1:.G118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2:.G118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3:.G118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4:.G118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5:.G11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6:.G118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87:.G1187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8:.G118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9:.G11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0:.G119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1:.G119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2:.G119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3:.G119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4:.G119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5:.G119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6:.G119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97:.G119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8:.G119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9:.G119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0:.G120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1:.G120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2:.G120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3:.G12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4:.G120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5:.G120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6:.G120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7:.G120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08:.G120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9:.G120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0:.G121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1:.G121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2:.G121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3:.G12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4:.G121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5:.G121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6:.G121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7:.G121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8:.G121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9:.G121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0:.G122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1:.G122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2:.G12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3:.G122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4:.G122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5:.G122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26:.G122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7:.G122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28:.G122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29:.G122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0:.G12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1:.G123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2:.G123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3:.G123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4:.G123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5:.G123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36:.G123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7:.G123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8:.G123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9:.G123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0:.G124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1:.G124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2:.G124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3:.G124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4:.G124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5:.G1245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6:.G124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7:.G124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8:.G124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9:.G124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0:.G125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1:.G125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2:.G125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3:.G125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4:.G125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5:.G125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6:.G125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7:.G12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8:.G125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9:.G125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0:.G1260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1:.G126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2:.G12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3:.G126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4:.G126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5:.G126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6:.G126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7:.G126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8:.G126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9:.G126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0:.G127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1:.G127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2:.G127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3:.G127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74:.G127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5:.G127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6:.G127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7:.G127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8:.G127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9:.G127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0:.G128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1:.G1281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2:.G128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3:.G128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4:.G128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5:.G128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6:.G128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87:.G128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8:.G128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9:.G128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0:.G129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1:.G129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2:.G129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3:.G129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4:.G129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5:.G129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6:.G129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97:.G129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8:.G1298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9:.G129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0:.G130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1:.G130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2:.G130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3:.G130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4:.G130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5:.G130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6:.G130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7:.G130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8:.G130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9:.G130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0:.G131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1:.G131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2:.G131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3:.G131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4:.G131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5:.G131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6:.G131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7:.G131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8:.G131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9:.G131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0:.G132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1:.G132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2:.G132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3:.G132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4:.G132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5:.G13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26:.G132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7:.G132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8:.G132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29:.G132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0:.G133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1:.G133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2:.G133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3:.G133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4:.G133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35:.G133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6:.G133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7:.G133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8:.G133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9:.G133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0:.G134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1:.G134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2:.G134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3:.G134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4:.G134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5:.G134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6:.G134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47:.G134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8:.G134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9:.G134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0:.G135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1:.G135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2:.G135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3:.G135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4:.G135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5:.G135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6:.G135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7:.G135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8:.G13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9:.G135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1:.G136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2:.G136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3:.G136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4:.G136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65:.G136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66:.G13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7:.G136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68:.G136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69:.G136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0:.G137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1:.G137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2:.G137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3:.G137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4:.G137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5:.G13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6:.G137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7:.G13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8:.G13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9:.G13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0:.G138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1:.G138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2:.G138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3:.G13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4:.G138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5:.G13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6:.G138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7:.G138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8:.G138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9:.G13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0:.G139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91:.G139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2:.G139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3:.G139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4:.G139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5:.G139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6:.G139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7:.G139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8:.G139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9:.G13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0:.G140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01:.G140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2:.G140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3:.G140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04:.G140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5:.G140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6:.G140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7:.G140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8:.G140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9:.G140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0:.G14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1:.G141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2:.G141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3:.G141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4:.G14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5:.G141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16:.G141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17:.G141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8:.G141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9:.G141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20:.G142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1:.G14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2:.G142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3:.G14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4:.G142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5:.G142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6:.G142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7:.G142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8:.G142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9:.G142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30:.G143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1:.G143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2:.G143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3:.G143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4:.G143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5:.G143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6:.G143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7:.G143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8:.G143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9:.G143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0:.G144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1:.G144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2:.G144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3:.G14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4:.G144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5:.G144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6:.G144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7:.G144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8:.G144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49:.G144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50:.G145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1:.G145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2:.G145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3:.G145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4:.G145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5:.G145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6:.G145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7:.G145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58:.G14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9:.G14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0:.G146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1:.G146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2:.G146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3:.G146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4:.G146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5:.G146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6:.G146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67:.G146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8:.G146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9:.G146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0:.G147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1:.G147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72:.G147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3:.G147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4:.G147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5:.G147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6:.G147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77:.G147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8:.G147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9:.G147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0:.G148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1:.G148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2:.G148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3:.G14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4:.G148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5:.G14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6:.G148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7:.G148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88:.G148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9:.G148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0:.G14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1:.G149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2:.G149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3:.G149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4:.G149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5:.G149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6:.G149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7:.G149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8:.G149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9:.G149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0:.G150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1:.G15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2:.G150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3:.G150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4:.G150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05:.G150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6:.G150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7:.G15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8:.G150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9:.G150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0:.G151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11:.G151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2:.G151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3:.G151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4:.G151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15:.G151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6:.G151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7:.G15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8:.G151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9:.G15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0:.G152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21:.G152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2:.G152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3:.G152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4:.G15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5:.G152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26:.G152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7:.G152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8:.G152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9:.G152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0:.G153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1:.G153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2:.G153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3:.G153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4:.G15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35:.G1535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6:.G153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7:.G153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8:.G153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9:.G153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0:.G154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1:.G154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2:.G154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3:.G154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4:.G154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5:.G154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6:.G154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7:.G154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8:.G154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9:.G154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0:.G155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1:.G155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2:.G155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3:.G155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4:.G155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55:.G155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6:.G155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7:.G155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58:.G155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9:.G155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0:.G156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1:.G156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2:.G15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3:.G156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4:.G156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5:.G156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6:.G156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7:.G156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68:.G156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9:.G156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0:.G157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1:.G157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2:.G157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3:.G15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4:.G157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5:.G15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6:.G157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7:.G157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8:.G157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9:.G157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0:.G158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1:.G158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2:.G158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3:.G158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4:.G15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5:.G158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6:.G158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7:.G158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8:.G15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9:.G158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0:.G159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1:.G159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2:.G159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3:.G159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94:.G159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5:.G159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96:.G15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7:.G159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8:.G159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599:.G159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0:.G160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1:.G160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2:.G160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3:.G160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4:.G160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5:.G160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6:.G16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7:.G160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8:.G160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09:.G160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0:.G161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1:.G161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2:.G161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3:.G16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4:.G161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5:.G16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6:.G161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7:.G161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8:.G16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9:.G161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0:.G162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1:.G162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2:.G162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3:.G162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4:.G162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5:.G162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6:.G162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7:.G162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8:.G162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9:.G162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30:.G163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1:.G163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2:.G163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3:.G163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4:.G163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5:.G163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36:.G163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7:.G163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8:.G163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9:.G163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0:.G164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1:.G164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2:.G164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3:.G16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4:.G164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5:.G164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6:.G164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7:.G164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8:.G164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9:.G16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50:.G1650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1:.G165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2:.G165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3:.G165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4:.G165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5:.G165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56:.G165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7:.G165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8:.G165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9:.G165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0:.G166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1:.G166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2:.G166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3:.G166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4:.G166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5:.G16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6:.G166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67:.G166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68:.G166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9:.G166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0:.G167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1:.G167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2:.G167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3:.G167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4:.G167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5:.G167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6:.G167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77:.G167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8:.G16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9:.G167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0:.G168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1:.G168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2:.G168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3:.G168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4:.G168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5:.G168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6:.G168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7:.G168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8:.G168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9:.G168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90:.G169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1:.G169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2:.G16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93:.G169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4:.G16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5:.G16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6:.G169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7:.G169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8:.G169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9:.G169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0:.G170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1:.G17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2:.G170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3:.G170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4:.G170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5:.G170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06:.G170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7:.G170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8:.G170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9:.G170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0:.G171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1:.G171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2:.G171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3:.G171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4:.G17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15:.G171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6:.G171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7:.G171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8:.G171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9:.G171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0:.G172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1:.G172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2:.G172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23:.G172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4:.G17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5:.G17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6:.G172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7:.G172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28:.G172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9:.G172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0:.G173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1:.G173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2:.G173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3:.G173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4:.G173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5:.G173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6:.G173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7:.G173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8:.G173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9:.G173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0:.G174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1:.G174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2:.G174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3:.G174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4:.G174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5:.G174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46:.G174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7:.G174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8:.G174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49:.G174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0:.G175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1:.G175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2:.G175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3:.G175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4:.G175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5:.G17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6:.G175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7:.G175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8:.G175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9:.G175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0:.G176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1:.G176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2:.G17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63:.G176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4:.G176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65:.G176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6:.G176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7:.G176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8:.G176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9:.G176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70:.G177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1:.G17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2:.G177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73:.G177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4:.G177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5:.G177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6:.G177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7:.G177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8:.G177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9:.G177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0:.G17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1:.G178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2:.G178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83:.G178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4:.G178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85:.G17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6:.G17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7:.G178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8:.G178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89:.G178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90:.G179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1:.G179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2:.G179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3:.G179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4:.G17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5:.G179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6:.G179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7:.G179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8:.G17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9:.G179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0:.G180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1:.G180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2:.G180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3:.G180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4:.G180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5:.G180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6:.G180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7:.G18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8:.G180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09:.G180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0:.G181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1:.G181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2:.G181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3:.G181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4:.G18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5:.G181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6:.G181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7:.G181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18:.G1818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9:.G18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0:.G182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1:.G182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2:.G182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3:.G182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4:.G182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5:.G182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6:.G18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27:.G182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8:.G182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9:.G182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0:.G1830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1:.G183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2:.G183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3:.G183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4:.G183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5:.G183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6:.G183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7:.G183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8:.G183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9:.G183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0:.G184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1:.G184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2:.G184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3:.G184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4:.G184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5:.G184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6:.G184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7:.G184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8:.G184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9:.G184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0:.G185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1:.G185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2:.G185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3:.G18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4:.G185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5:.G185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6:.G185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7:.G185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8:.G185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9:.G185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0:.G186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1:.G186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2:.G186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3:.G186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64:.G18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65:.G186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6:.G18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7:.G1867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8:.G186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9:.G186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70:.G1870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1:.G187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2:.G187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3:.G187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4:.G187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75:.G187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6:.G187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77:.G18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8:.G187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9:.G187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0:.G188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1:.G188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2:.G188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3:.G188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4:.G188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5:.G188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86:.G18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7:.G188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88:.G188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9:.G188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0:.G189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1:.G18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2:.G189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3:.G189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4:.G189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5:.G189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6:.G189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97:.G189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8:.G189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9:.G189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0:.G190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1:.G19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2:.G190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03:.G190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4:.G19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5:.G190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6:.G190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7:.G19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8:.G190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9:.G19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10:.G191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1:.G191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2:.G191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3:.G191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4:.G191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5:.G191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6:.G191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7:.G191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8:.G191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19:.G19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0:.G192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1:.G192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2:.G192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3:.G19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4:.G192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5:.G192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6:.G192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7:.G192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8:.G192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29:.G1929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0:.G19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1:.G193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2:.G193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3:.G1933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4:.G193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35:.G193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36:.G193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7:.G193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8:.G193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9:.G193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0:.G194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41:.G194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2:.G194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3:.G194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4:.G194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5:.G194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6:.G194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7:.G194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48:.G1948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49:.G194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8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1" calcext:value-type="float">
            <text:p>1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[$Results.C3:$Results.G1949];1)" office:value-type="float" office:value="253" calcext:value-type="float">
            <text:p>253</text:p>
          </table:table-cell>
          <table:table-cell table:style-name="ce32" table:formula="of:=VALUE(50/[.D2])" office:value-type="float" office:value="12.5" calcext:value-type="float">
            <text:p>12.5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4" calcext:value-type="float">
            <text:p>4</text:p>
          </table:table-cell>
          <table:table-cell table:style-name="ce29" table:formula="of:=COUNTIF(Last50;[.A3])" office:value-type="float" office:value="10" calcext:value-type="float">
            <text:p>10</text:p>
          </table:table-cell>
          <table:table-cell table:style-name="ce30" table:formula="of:=COUNTIF(Last100;[.A3])" office:value-type="float" office:value="19" calcext:value-type="float">
            <text:p>19</text:p>
          </table:table-cell>
          <table:table-cell table:style-name="ce31" table:formula="of:=COUNTIF([$Results.C3:$Results.G1949];2)" office:value-type="float" office:value="283" calcext:value-type="float">
            <text:p>283</text:p>
          </table:table-cell>
          <table:table-cell table:style-name="ce32" table:formula="of:=VALUE(50/[.D3])" office:value-type="float" office:value="5" calcext:value-type="float">
            <text:p>5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2" calcext:value-type="float">
            <text:p>12</text:p>
          </table:table-cell>
          <table:table-cell table:style-name="ce31" table:formula="of:=COUNTIF([$Results.C3:$Results.G11949];3)" office:value-type="float" office:value="278" calcext:value-type="float">
            <text:p>278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1" calcext:value-type="float">
            <text:p>1</text:p>
          </table:table-cell>
          <table:table-cell table:style-name="ce29" table:formula="of:=COUNTIF(Last50;[.A5])" office:value-type="float" office:value="10" calcext:value-type="float">
            <text:p>10</text:p>
          </table:table-cell>
          <table:table-cell table:style-name="ce30" table:formula="of:=COUNTIF(Last100;[.A5])" office:value-type="float" office:value="13" calcext:value-type="float">
            <text:p>13</text:p>
          </table:table-cell>
          <table:table-cell table:style-name="ce31" table:formula="of:=COUNTIF([$Results.C3:$Results.G1949];4)" office:value-type="float" office:value="263" calcext:value-type="float">
            <text:p>263</text:p>
          </table:table-cell>
          <table:table-cell table:style-name="ce32" table:formula="of:=VALUE(50/[.D5])" office:value-type="float" office:value="5" calcext:value-type="float">
            <text:p>5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1" calcext:value-type="float">
            <text:p>1</text:p>
          </table:table-cell>
          <table:table-cell table:style-name="ce28" table:formula="of:=COUNTIF(Last12;[.A6])" office:value-type="float" office:value="2" calcext:value-type="float">
            <text:p>2</text:p>
          </table:table-cell>
          <table:table-cell table:style-name="ce29" table:formula="of:=COUNTIF(Last50;[.A6])" office:value-type="float" office:value="6" calcext:value-type="float">
            <text:p>6</text:p>
          </table:table-cell>
          <table:table-cell table:style-name="ce30" table:formula="of:=COUNTIF(Last100;[.A6])" office:value-type="float" office:value="11" calcext:value-type="float">
            <text:p>11</text:p>
          </table:table-cell>
          <table:table-cell table:style-name="ce31" table:formula="of:=COUNTIF([$Results.C3:$Results.G1949];5)" office:value-type="float" office:value="230" calcext:value-type="float">
            <text:p>230</text:p>
          </table:table-cell>
          <table:table-cell table:style-name="ce32" table:formula="of:=VALUE(50/[.D6])" office:value-type="float" office:value="8.33333333333333" calcext:value-type="float">
            <text:p>8.33333333333333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2" calcext:value-type="float">
            <text:p>2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[$Results.C3:$Results.G1949];6)" office:value-type="float" office:value="260" calcext:value-type="float">
            <text:p>260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3" calcext:value-type="float">
            <text:p>3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4" calcext:value-type="float">
            <text:p>14</text:p>
          </table:table-cell>
          <table:table-cell table:style-name="ce31" table:formula="of:=COUNTIF([$Results.C3:$Results.G1949];7)" office:value-type="float" office:value="293" calcext:value-type="float">
            <text:p>293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2" calcext:value-type="float">
            <text:p>2</text:p>
          </table:table-cell>
          <table:table-cell table:style-name="ce29" table:formula="of:=COUNTIF(Last50;[.A9])" office:value-type="float" office:value="15" calcext:value-type="float">
            <text:p>15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[$Results.C3:$Results.G1949];8)" office:value-type="float" office:value="247" calcext:value-type="float">
            <text:p>247</text:p>
          </table:table-cell>
          <table:table-cell table:style-name="ce32" table:formula="of:=VALUE(50/[.D9])" office:value-type="float" office:value="3.33333333333333" calcext:value-type="float">
            <text:p>3.33333333333333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4" calcext:value-type="float">
            <text:p>4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[$Results.C3:$Results.G1949];9)" office:value-type="float" office:value="253" calcext:value-type="float">
            <text:p>253</text:p>
          </table:table-cell>
          <table:table-cell table:style-name="ce32" table:formula="of:=VALUE(50/[.D10])" office:value-type="float" office:value="12.5" calcext:value-type="float">
            <text:p>12.5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20" calcext:value-type="float">
            <text:p>20</text:p>
          </table:table-cell>
          <table:table-cell table:style-name="ce31" table:formula="of:=COUNTIF([$Results.C3:$Results.G1949];10)" office:value-type="float" office:value="251" calcext:value-type="float">
            <text:p>251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8" calcext:value-type="float">
            <text:p>18</text:p>
          </table:table-cell>
          <table:table-cell table:style-name="ce31" table:formula="of:=COUNTIF([$Results.C3:$Results.G1949];11)" office:value-type="float" office:value="272" calcext:value-type="float">
            <text:p>272</text:p>
          </table:table-cell>
          <table:table-cell table:style-name="ce32" table:formula="of:=VALUE(50/[.D12])" office:value-type="float" office:value="5.55555555555556" calcext:value-type="float">
            <text:p>5.55555555555556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7" calcext:value-type="float">
            <text:p>7</text:p>
          </table:table-cell>
          <table:table-cell table:style-name="ce30" table:formula="of:=COUNTIF(Last100;[.A13])" office:value-type="float" office:value="18" calcext:value-type="float">
            <text:p>18</text:p>
          </table:table-cell>
          <table:table-cell table:style-name="ce31" table:formula="of:=COUNTIF([$Results.C3:$Results.G1949];12)" office:value-type="float" office:value="277" calcext:value-type="float">
            <text:p>277</text:p>
          </table:table-cell>
          <table:table-cell table:style-name="ce32" table:formula="of:=VALUE(50/[.D13])" office:value-type="float" office:value="7.14285714285714" calcext:value-type="float">
            <text:p>7.14285714285714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1" calcext:value-type="float">
            <text:p>1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5" calcext:value-type="float">
            <text:p>5</text:p>
          </table:table-cell>
          <table:table-cell table:style-name="ce30" table:formula="of:=COUNTIF(Last100;[.A14])" office:value-type="float" office:value="10" calcext:value-type="float">
            <text:p>10</text:p>
          </table:table-cell>
          <table:table-cell table:style-name="ce31" table:formula="of:=COUNTIF([$Results.C3:$Results.G1949];13)" office:value-type="float" office:value="281" calcext:value-type="float">
            <text:p>281</text:p>
          </table:table-cell>
          <table:table-cell table:style-name="ce32" table:formula="of:=VALUE(50/[.D14])" office:value-type="float" office:value="10" calcext:value-type="float">
            <text:p>10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0" calcext:value-type="float">
            <text:p>0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[$Results.C3:$Results.G1949];14)" office:value-type="float" office:value="246" calcext:value-type="float">
            <text:p>246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 office:value-type="float" office:value="14" calcext:value-type="float">
            <text:p>1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1" calcext:value-type="float">
            <text:p>1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5" calcext:value-type="float">
            <text:p>5</text:p>
          </table:table-cell>
          <table:table-cell table:style-name="ce30" table:formula="of:=COUNTIF(Last100;[.A16])" office:value-type="float" office:value="11" calcext:value-type="float">
            <text:p>11</text:p>
          </table:table-cell>
          <table:table-cell table:style-name="ce31" table:formula="of:=COUNTIF([$Results.C3:$Results.G1949];15)" office:value-type="float" office:value="255" calcext:value-type="float">
            <text:p>255</text:p>
          </table:table-cell>
          <table:table-cell table:style-name="ce32" table:formula="of:=VALUE(50/[.D16])" office:value-type="float" office:value="10" calcext:value-type="float">
            <text:p>10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1" calcext:value-type="float">
            <text:p>1</text:p>
          </table:table-cell>
          <table:table-cell table:style-name="ce29" table:formula="of:=COUNTIF(Last50;[.A17])" office:value-type="float" office:value="5" calcext:value-type="float">
            <text:p>5</text:p>
          </table:table-cell>
          <table:table-cell table:style-name="ce30" table:formula="of:=COUNTIF(Last100;[.A17])" office:value-type="float" office:value="12" calcext:value-type="float">
            <text:p>12</text:p>
          </table:table-cell>
          <table:table-cell table:style-name="ce31" table:formula="of:=COUNTIF([$Results.C3:$Results.G1949];16)" office:value-type="float" office:value="276" calcext:value-type="float">
            <text:p>276</text:p>
          </table:table-cell>
          <table:table-cell table:style-name="ce32" table:formula="of:=VALUE(50/[.D17])" office:value-type="float" office:value="10" calcext:value-type="float">
            <text:p>10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0" calcext:value-type="float">
            <text:p>0</text:p>
          </table:table-cell>
          <table:table-cell table:style-name="ce29" table:formula="of:=COUNTIF(Last50;[.A18])" office:value-type="float" office:value="4" calcext:value-type="float">
            <text:p>4</text:p>
          </table:table-cell>
          <table:table-cell table:style-name="ce30" table:formula="of:=COUNTIF(Last100;[.A18])" office:value-type="float" office:value="9" calcext:value-type="float">
            <text:p>9</text:p>
          </table:table-cell>
          <table:table-cell table:style-name="ce31" table:formula="of:=COUNTIF([$Results.C3:$Results.G1949];17)" office:value-type="float" office:value="234" calcext:value-type="float">
            <text:p>234</text:p>
          </table:table-cell>
          <table:table-cell table:style-name="ce32" table:formula="of:=VALUE(50/[.D18])" office:value-type="float" office:value="12.5" calcext:value-type="float">
            <text:p>12.5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 office:value-type="float" office:value="17" calcext:value-type="float">
            <text:p>17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1" calcext:value-type="float">
            <text:p>1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8" calcext:value-type="float">
            <text:p>18</text:p>
          </table:table-cell>
          <table:table-cell table:style-name="ce31" table:formula="of:=COUNTIF([$Results.C3:$Results.G1949];18)" office:value-type="float" office:value="292" calcext:value-type="float">
            <text:p>292</text:p>
          </table:table-cell>
          <table:table-cell table:style-name="ce32" table:formula="of:=VALUE(50/[.D19])" office:value-type="float" office:value="6.25" calcext:value-type="float">
            <text:p>6.25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2" calcext:value-type="float">
            <text:p>2</text:p>
          </table:table-cell>
          <table:table-cell table:style-name="ce28" table:formula="of:=COUNTIF(Last12;[.A20])" office:value-type="float" office:value="4" calcext:value-type="float">
            <text:p>4</text:p>
          </table:table-cell>
          <table:table-cell table:style-name="ce29" table:formula="of:=COUNTIF(Last50;[.A20])" office:value-type="float" office:value="10" calcext:value-type="float">
            <text:p>10</text:p>
          </table:table-cell>
          <table:table-cell table:style-name="ce30" table:formula="of:=COUNTIF(Last100;[.A20])" office:value-type="float" office:value="21" calcext:value-type="float">
            <text:p>21</text:p>
          </table:table-cell>
          <table:table-cell table:style-name="ce31" table:formula="of:=COUNTIF([$Results.C3:$Results.G1949];19)" office:value-type="float" office:value="276" calcext:value-type="float">
            <text:p>276</text:p>
          </table:table-cell>
          <table:table-cell table:style-name="ce32" table:formula="of:=VALUE(50/[.D20])" office:value-type="float" office:value="5" calcext:value-type="float">
            <text:p>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9" calcext:value-type="float">
            <text:p>9</text:p>
          </table:table-cell>
          <table:table-cell table:style-name="ce30" table:formula="of:=COUNTIF(Last100;[.A21])" office:value-type="float" office:value="20" calcext:value-type="float">
            <text:p>20</text:p>
          </table:table-cell>
          <table:table-cell table:style-name="ce31" table:formula="of:=COUNTIF([$Results.C3:$Results.G1949];20)" office:value-type="float" office:value="260" calcext:value-type="float">
            <text:p>260</text:p>
          </table:table-cell>
          <table:table-cell table:style-name="ce32" table:formula="of:=VALUE(50/[.D21])" office:value-type="float" office:value="5.55555555555556" calcext:value-type="float">
            <text:p>5.55555555555556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0" calcext:value-type="float">
            <text:p>0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5" calcext:value-type="float">
            <text:p>5</text:p>
          </table:table-cell>
          <table:table-cell table:style-name="ce30" table:formula="of:=COUNTIF(Last100;[.A22])" office:value-type="float" office:value="10" calcext:value-type="float">
            <text:p>10</text:p>
          </table:table-cell>
          <table:table-cell table:style-name="ce31" table:formula="of:=COUNTIF([$Results.C3:$Results.G1949];21)" office:value-type="float" office:value="262" calcext:value-type="float">
            <text:p>262</text:p>
          </table:table-cell>
          <table:table-cell table:style-name="ce32" table:formula="of:=VALUE(50/[.D22])" office:value-type="float" office:value="10" calcext:value-type="float">
            <text:p>10</text:p>
          </table:table-cell>
          <table:table-cell table:style-name="ce1" table:formula="of:=IF([.B22]=0;[.$A22];&quot;&quot;)" office:value-type="float" office:value="21" calcext:value-type="float">
            <text:p>21</text:p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0" calcext:value-type="float">
            <text:p>0</text:p>
          </table:table-cell>
          <table:table-cell table:style-name="ce29" table:formula="of:=COUNTIF(Last50;[.A23])" office:value-type="float" office:value="3" calcext:value-type="float">
            <text:p>3</text:p>
          </table:table-cell>
          <table:table-cell table:style-name="ce30" table:formula="of:=COUNTIF(Last100;[.A23])" office:value-type="float" office:value="6" calcext:value-type="float">
            <text:p>6</text:p>
          </table:table-cell>
          <table:table-cell table:style-name="ce31" table:formula="of:=COUNTIF([$Results.C3:$Results.G1949];22)" office:value-type="float" office:value="255" calcext:value-type="float">
            <text:p>255</text:p>
          </table:table-cell>
          <table:table-cell table:style-name="ce32" table:formula="of:=VALUE(50/[.D23])" office:value-type="float" office:value="16.6666666666667" calcext:value-type="float">
            <text:p>16.6666666666667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 office:value-type="float" office:value="22" calcext:value-type="float">
            <text:p>2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2" calcext:value-type="float">
            <text:p>2</text:p>
          </table:table-cell>
          <table:table-cell table:style-name="ce28" table:formula="of:=COUNTIF(Last12;[.A24])" office:value-type="float" office:value="4" calcext:value-type="float">
            <text:p>4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[$Results.C3:$Results.G1949];23)" office:value-type="float" office:value="270" calcext:value-type="float">
            <text:p>270</text:p>
          </table:table-cell>
          <table:table-cell table:style-name="ce32" table:formula="of:=VALUE(50/[.D24])" office:value-type="float" office:value="5.55555555555556" calcext:value-type="float">
            <text:p>5.55555555555556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2" calcext:value-type="float">
            <text:p>2</text:p>
          </table:table-cell>
          <table:table-cell table:style-name="ce28" table:formula="of:=COUNTIF(Last12;[.A25])" office:value-type="float" office:value="3" calcext:value-type="float">
            <text:p>3</text:p>
          </table:table-cell>
          <table:table-cell table:style-name="ce29" table:formula="of:=COUNTIF(Last50;[.A25])" office:value-type="float" office:value="9" calcext:value-type="float">
            <text:p>9</text:p>
          </table:table-cell>
          <table:table-cell table:style-name="ce30" table:formula="of:=COUNTIF(Last100;[.A25])" office:value-type="float" office:value="14" calcext:value-type="float">
            <text:p>14</text:p>
          </table:table-cell>
          <table:table-cell table:style-name="ce31" table:formula="of:=COUNTIF([$Results.C3:$Results.G1949];24)" office:value-type="float" office:value="269" calcext:value-type="float">
            <text:p>269</text:p>
          </table:table-cell>
          <table:table-cell table:style-name="ce32" table:formula="of:=VALUE(50/[.D25])" office:value-type="float" office:value="5.55555555555556" calcext:value-type="float">
            <text:p>5.55555555555556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1" calcext:value-type="float">
            <text:p>1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13" calcext:value-type="float">
            <text:p>13</text:p>
          </table:table-cell>
          <table:table-cell table:style-name="ce31" table:formula="of:=COUNTIF([$Results.C3:$Results.G1949];25)" office:value-type="float" office:value="242" calcext:value-type="float">
            <text:p>242</text:p>
          </table:table-cell>
          <table:table-cell table:style-name="ce32" table:formula="of:=VALUE(50/[.D26])" office:value-type="float" office:value="7.14285714285714" calcext:value-type="float">
            <text:p>7.14285714285714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1" calcext:value-type="float">
            <text:p>1</text:p>
          </table:table-cell>
          <table:table-cell table:style-name="ce28" table:formula="of:=COUNTIF(Last12;[.A27])" office:value-type="float" office:value="3" calcext:value-type="float">
            <text:p>3</text:p>
          </table:table-cell>
          <table:table-cell table:style-name="ce29" table:formula="of:=COUNTIF(Last50;[.A27])" office:value-type="float" office:value="6" calcext:value-type="float">
            <text:p>6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[$Results.C3:$Results.G1949];26)" office:value-type="float" office:value="247" calcext:value-type="float">
            <text:p>247</text:p>
          </table:table-cell>
          <table:table-cell table:style-name="ce32" table:formula="of:=VALUE(50/[.D27])" office:value-type="float" office:value="8.33333333333333" calcext:value-type="float">
            <text:p>8.33333333333333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1" calcext:value-type="float">
            <text:p>1</text:p>
          </table:table-cell>
          <table:table-cell table:style-name="ce28" table:formula="of:=COUNTIF(Last12;[.A28])" office:value-type="float" office:value="3" calcext:value-type="float">
            <text:p>3</text:p>
          </table:table-cell>
          <table:table-cell table:style-name="ce29" table:formula="of:=COUNTIF(Last50;[.A28])" office:value-type="float" office:value="9" calcext:value-type="float">
            <text:p>9</text:p>
          </table:table-cell>
          <table:table-cell table:style-name="ce30" table:formula="of:=COUNTIF(Last100;[.A28])" office:value-type="float" office:value="13" calcext:value-type="float">
            <text:p>13</text:p>
          </table:table-cell>
          <table:table-cell table:style-name="ce31" table:formula="of:=COUNTIF([$Results.C3:$Results.G1949];27)" office:value-type="float" office:value="275" calcext:value-type="float">
            <text:p>275</text:p>
          </table:table-cell>
          <table:table-cell table:style-name="ce32" table:formula="of:=VALUE(50/[.D28])" office:value-type="float" office:value="5.55555555555556" calcext:value-type="float">
            <text:p>5.55555555555556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1" calcext:value-type="float">
            <text:p>1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3" calcext:value-type="float">
            <text:p>13</text:p>
          </table:table-cell>
          <table:table-cell table:style-name="ce31" table:formula="of:=COUNTIF([$Results.C3:$Results.G1949];28)" office:value-type="float" office:value="246" calcext:value-type="float">
            <text:p>246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1" calcext:value-type="float">
            <text:p>1</text:p>
          </table:table-cell>
          <table:table-cell table:style-name="ce28" table:formula="of:=COUNTIF(Last12;[.A30])" office:value-type="float" office:value="1" calcext:value-type="float">
            <text:p>1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5" calcext:value-type="float">
            <text:p>15</text:p>
          </table:table-cell>
          <table:table-cell table:style-name="ce31" table:formula="of:=COUNTIF([$Results.C3:$Results.G1949];29)" office:value-type="float" office:value="231" calcext:value-type="float">
            <text:p>231</text:p>
          </table:table-cell>
          <table:table-cell table:style-name="ce32" table:formula="of:=VALUE(50/[.D30])" office:value-type="float" office:value="6.25" calcext:value-type="float">
            <text:p>6.25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1" calcext:value-type="float">
            <text:p>1</text:p>
          </table:table-cell>
          <table:table-cell table:style-name="ce28" table:formula="of:=COUNTIF(Last12;[.A31])" office:value-type="float" office:value="1" calcext:value-type="float">
            <text:p>1</text:p>
          </table:table-cell>
          <table:table-cell table:style-name="ce29" table:formula="of:=COUNTIF(Last50;[.A31])" office:value-type="float" office:value="4" calcext:value-type="float">
            <text:p>4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[$Results.C3:$Results.G1949];30)" office:value-type="float" office:value="265" calcext:value-type="float">
            <text:p>265</text:p>
          </table:table-cell>
          <table:table-cell table:style-name="ce32" table:formula="of:=VALUE(50/[.D31])" office:value-type="float" office:value="12.5" calcext:value-type="float">
            <text:p>12.5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0" calcext:value-type="float">
            <text:p>0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9" calcext:value-type="float">
            <text:p>9</text:p>
          </table:table-cell>
          <table:table-cell table:style-name="ce30" table:formula="of:=COUNTIF(Last100;[.A32])" office:value-type="float" office:value="22" calcext:value-type="float">
            <text:p>22</text:p>
          </table:table-cell>
          <table:table-cell table:style-name="ce31" table:formula="of:=COUNTIF([$Results.C3:$Results.G1949];31)" office:value-type="float" office:value="265" calcext:value-type="float">
            <text:p>265</text:p>
          </table:table-cell>
          <table:table-cell table:style-name="ce32" table:formula="of:=VALUE(50/[.D32])" office:value-type="float" office:value="5.55555555555556" calcext:value-type="float">
            <text:p>5.55555555555556</text:p>
          </table:table-cell>
          <table:table-cell table:style-name="ce1" table:formula="of:=IF([.B32]=0;[.$A32];&quot;&quot;)" office:value-type="float" office:value="31" calcext:value-type="float">
            <text:p>31</text:p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1" calcext:value-type="float">
            <text:p>1</text:p>
          </table:table-cell>
          <table:table-cell table:style-name="ce29" table:formula="of:=COUNTIF(Last50;[.A33])" office:value-type="float" office:value="8" calcext:value-type="float">
            <text:p>8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[$Results.C3:$Results.G1949];32)" office:value-type="float" office:value="242" calcext:value-type="float">
            <text:p>242</text:p>
          </table:table-cell>
          <table:table-cell table:style-name="ce32" table:formula="of:=VALUE(50/[.D33])" office:value-type="float" office:value="6.25" calcext:value-type="float">
            <text:p>6.25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4" calcext:value-type="float">
            <text:p>4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[$Results.C3:$Results.G1949];33)" office:value-type="float" office:value="283" calcext:value-type="float">
            <text:p>283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1" calcext:value-type="float">
            <text:p>1</text:p>
          </table:table-cell>
          <table:table-cell table:style-name="ce29" table:formula="of:=COUNTIF(Last50;[.A35])" office:value-type="float" office:value="8" calcext:value-type="float">
            <text:p>8</text:p>
          </table:table-cell>
          <table:table-cell table:style-name="ce30" table:formula="of:=COUNTIF(Last100;[.A35])" office:value-type="float" office:value="16" calcext:value-type="float">
            <text:p>16</text:p>
          </table:table-cell>
          <table:table-cell table:style-name="ce31" table:formula="of:=COUNTIF([$Results.C3:$Results.G1949];34)" office:value-type="float" office:value="268" calcext:value-type="float">
            <text:p>268</text:p>
          </table:table-cell>
          <table:table-cell table:style-name="ce32" table:formula="of:=VALUE(50/[.D35])" office:value-type="float" office:value="6.25" calcext:value-type="float">
            <text:p>6.2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0" calcext:value-type="float">
            <text:p>0</text:p>
          </table:table-cell>
          <table:table-cell table:style-name="ce29" table:formula="of:=COUNTIF(Last50;[.A36])" office:value-type="float" office:value="2" calcext:value-type="float">
            <text:p>2</text:p>
          </table:table-cell>
          <table:table-cell table:style-name="ce30" table:formula="of:=COUNTIF(Last100;[.A36])" office:value-type="float" office:value="7" calcext:value-type="float">
            <text:p>7</text:p>
          </table:table-cell>
          <table:table-cell table:style-name="ce31" table:formula="of:=COUNTIF([$Results.C3:$Results.G1949];35)" office:value-type="float" office:value="244" calcext:value-type="float">
            <text:p>244</text:p>
          </table:table-cell>
          <table:table-cell table:style-name="ce32" table:formula="of:=VALUE(50/[.D36])" office:value-type="float" office:value="25" calcext:value-type="float">
            <text:p>25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 office:value-type="float" office:value="35" calcext:value-type="float">
            <text:p>3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2" calcext:value-type="float">
            <text:p>2</text:p>
          </table:table-cell>
          <table:table-cell table:style-name="ce29" table:formula="of:=COUNTIF(Last50;[.A37])" office:value-type="float" office:value="8" calcext:value-type="float">
            <text:p>8</text:p>
          </table:table-cell>
          <table:table-cell table:style-name="ce30" table:formula="of:=COUNTIF(Last100;[.A37])" office:value-type="float" office:value="13" calcext:value-type="float">
            <text:p>13</text:p>
          </table:table-cell>
          <table:table-cell table:style-name="ce31" table:formula="of:=COUNTIF([$Results.C3:$Results.G1949];36)" office:value-type="float" office:value="261" calcext:value-type="float">
            <text:p>261</text:p>
          </table:table-cell>
          <table:table-cell table:style-name="ce32" table:formula="of:=VALUE(50/[.D37])" office:value-type="float" office:value="6.25" calcext:value-type="float">
            <text:p>6.25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contains-header="false"/>
        <table:database-range table:name="Last50" table:target-range-address="Results.C1:Results.G50" table:on-update-keep-styles="true" table:on-update-keep-size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3:43:07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20T01:38:18.112000000</dc:date>
    <meta:editing-duration>PT4H12M14S</meta:editing-duration>
    <meta:editing-cycles>24</meta:editing-cycles>
    <meta:document-statistic meta:table-count="2" meta:cell-count="16704" meta:object-count="1"/>
  </office:meta>
</office:document-meta>
</file>

<file path=Object 1/content.xml><?xml version="1.0" encoding="utf-8"?>
<math xmlns="http://www.w3.org/1998/Math/MathML" display="block"/>
</file>